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533062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325 kWh</text:p>
          </table:table-cell>
          <table:table-cell office:value-type="float" office:value="2161.21" calcext:value-type="float">
            <text:p>2161.21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 office:value-type="float" office:value="151.28" calcext:value-type="float">
            <text:p>151.28</text:p>
          </table:table-cell>
          <table:table-cell office:value-type="float" office:value="23.29" calcext:value-type="float">
            <text:p>23.2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503.41" calcext:value-type="float">
            <text:p>2503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.23" calcext:value-type="float">
            <text:p>1.23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58 kWh</text:p>
          </table:table-cell>
          <table:table-cell office:value-type="float" office:value="2393.23" calcext:value-type="float">
            <text:p>2393.23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 office:value-type="float" office:value="167.53" calcext:value-type="float">
            <text:p>167.53</text:p>
          </table:table-cell>
          <table:table-cell office:value-type="float" office:value="25.6" calcext:value-type="float">
            <text:p>25.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754.59" calcext:value-type="float">
            <text:p>2754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344 kWh</text:p>
          </table:table-cell>
          <table:table-cell office:value-type="float" office:value="2281.99" calcext:value-type="float">
            <text:p>2281.99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 office:value-type="float" office:value="159.74" calcext:value-type="float">
            <text:p>159.74</text:p>
          </table:table-cell>
          <table:table-cell office:value-type="float" office:value="24.48" calcext:value-type="float">
            <text:p>24.4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632.53" calcext:value-type="float">
            <text:p>2632.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5.54" calcext:value-type="float">
            <text:p>5.54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74 kWh</text:p>
          </table:table-cell>
          <table:table-cell office:value-type="float" office:value="1767.49" calcext:value-type="float">
            <text:p>1767.49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/>
          <table:table-cell office:value-type="float" office:value="19.33" calcext:value-type="float">
            <text:p>19.3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957.99" calcext:value-type="float">
            <text:p>1957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4.28" calcext:value-type="float">
            <text:p>4.28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314 kWh</text:p>
          </table:table-cell>
          <table:table-cell office:value-type="float" office:value="2047.54" calcext:value-type="float">
            <text:p>2047.54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 office:value-type="float" office:value="143.33" calcext:value-type="float">
            <text:p>143.33</text:p>
          </table:table-cell>
          <table:table-cell office:value-type="float" office:value="22.13" calcext:value-type="float">
            <text:p>22.1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382.24" calcext:value-type="float">
            <text:p>2382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3.89" calcext:value-type="float">
            <text:p>3.8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05 kWh</text:p>
          </table:table-cell>
          <table:table-cell office:value-type="float" office:value="1974.48" calcext:value-type="float">
            <text:p>1974.48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 office:value-type="float" office:value="138.21" calcext:value-type="float">
            <text:p>138.21</text:p>
          </table:table-cell>
          <table:table-cell office:value-type="float" office:value="21.39" calcext:value-type="float">
            <text:p>21.3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302.26" calcext:value-type="float">
            <text:p>2302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96 kWh</text:p>
          </table:table-cell>
          <table:table-cell office:value-type="float" office:value="1902.62" calcext:value-type="float">
            <text:p>1902.62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/>
          <table:table-cell office:value-type="float" office:value="20.66" calcext:value-type="float">
            <text:p>20.6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086.9" calcext:value-type="float">
            <text:p>2086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22" calcext:value-type="float">
            <text:p>0.22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88 kWh</text:p>
          </table:table-cell>
          <table:table-cell office:value-type="float" office:value="1838.19" calcext:value-type="float">
            <text:p>1838.19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/>
          <table:table-cell office:value-type="float" office:value="20.01" calcext:value-type="float">
            <text:p>20.01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2021.37" calcext:value-type="float">
            <text:p>2021.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48 kWh</text:p>
          </table:table-cell>
          <table:table-cell office:value-type="float" office:value="829.2" calcext:value-type="float">
            <text:p>829.2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/>
          <table:table-cell office:value-type="float" office:value="4.74" calcext:value-type="float">
            <text:p>4.74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37.41" calcext:value-type="float">
            <text:p>-437.41</text:p>
          </table:table-cell>
          <table:table-cell office:value-type="string" calcext:value-type="string">
            <text:p>T-0</text:p>
          </table:table-cell>
          <table:table-cell office:value-type="float" office:value="478.3" calcext:value-type="float">
            <text:p>478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163 kWh</text:p>
          </table:table-cell>
          <table:table-cell office:value-type="float" office:value="923.59" calcext:value-type="float">
            <text:p>923.59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/>
          <table:table-cell office:value-type="float" office:value="10.86" calcext:value-type="float">
            <text:p>10.8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96.92" calcext:value-type="float">
            <text:p>1096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39 kWh</text:p>
          </table:table-cell>
          <table:table-cell office:value-type="float" office:value="750.7" calcext:value-type="float">
            <text:p>750.7</text:p>
          </table:table-cell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/>
          <table:table-cell office:value-type="float" office:value="4.36" calcext:value-type="float">
            <text:p>4.36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95.74" calcext:value-type="float">
            <text:p>-395.74</text:p>
          </table:table-cell>
          <table:table-cell office:value-type="string" calcext:value-type="string">
            <text:p>T-0</text:p>
          </table:table-cell>
          <table:table-cell office:value-type="float" office:value="440.43" calcext:value-type="float">
            <text:p>440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0.32" calcext:value-type="float">
            <text:p>0.32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45 kWh</text:p>
          </table:table-cell>
          <table:table-cell office:value-type="float" office:value="791.27" calcext:value-type="float">
            <text:p>791.27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17.13" calcext:value-type="float">
            <text:p>-417.13</text:p>
          </table:table-cell>
          <table:table-cell office:value-type="string" calcext:value-type="string">
            <text:p>T-0</text:p>
          </table:table-cell>
          <table:table-cell office:value-type="float" office:value="459.79" calcext:value-type="float">
            <text:p>459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11:42.583000000</meta:creation-date>
    <dc:date>2018-03-26T13:18:54.362000000</dc:date>
    <meta:editing-duration>PT7M12S</meta:editing-duration>
    <meta:editing-cycles>1</meta:editing-cycles>
    <meta:document-statistic meta:table-count="1" meta:cell-count="154" meta:object-count="0"/>
    <meta:generator>LibreOffice/5.3.4.2$Windows_x86 LibreOffice_project/f82d347ccc0be322489bf7da61d7e4ad13fe2ff3</meta:generator>
  </office:meta>
</office:document-meta>
</file>